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180A3169A88202B1B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ffffff" fo:font-size="32pt" officeooo:rsid="000d1c79" officeooo:paragraph-rsid="000d1c79" style:font-size-asian="32pt" style:font-size-complex="32pt"/>
    </style:style>
    <style:style style:name="P2" style:family="paragraph" style:parent-style-name="Standard">
      <style:text-properties fo:color="#000000" officeooo:rsid="000d1c79" officeooo:paragraph-rsid="000d1c79"/>
    </style:style>
    <style:style style:name="P3" style:family="paragraph" style:parent-style-name="Standard">
      <style:text-properties fo:color="#000000" fo:font-size="32pt" officeooo:rsid="000d1c79" officeooo:paragraph-rsid="000d1c79" style:font-size-asian="32pt" style:font-size-complex="32pt"/>
    </style:style>
    <style:style style:name="P4" style:family="paragraph" style:parent-style-name="Standard">
      <style:text-properties fo:color="#000000" fo:font-size="12pt" officeooo:rsid="000d1c79" officeooo:paragraph-rsid="000d1c79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 you want the flag?</text:p>
      <text:p text:style-name="P2"/>
      <text:p text:style-name="P1">It’s in the document find it out.</text:p>
      <text:p text:style-name="P3"/>
      <text:p text:style-name="P4"><draw:frame draw:style-name="fr1" draw:name="Image1" text:anchor-type="paragraph" svg:x="3.21cm" svg:y="3.81cm" svg:width="10.582cm" svg:height="10.158cm" draw:z-index="0"><draw:image xlink:href="Pictures/100002010000019000000180A3169A88202B1B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09:04.730893709</meta:creation-date>
    <dc:date>2019-09-26T13:32:51.822359502</dc:date>
    <meta:editing-duration>PT3M26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12" meta:character-count="54" meta:non-whitespace-character-count="44"/>
  </office:meta>
</office:document-meta>
</file>